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標楷體" svg:font-family="標楷體" style:font-family-generic="script"/>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標楷體1" svg:font-family="標楷體"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0.882cm" fo:orphans="0" fo:widows="0" fo:text-indent="1.27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 style:family="paragraph" style:parent-style-name="Standard" style:master-page-name="Standard">
      <style:paragraph-properties fo:line-height="0.917cm" fo:text-align="center" style:justify-single-word="false"/>
      <style:text-properties style:font-name="標楷體" fo:font-size="16pt" style:font-name-asian="標楷體" style:font-size-asian="16pt" style:font-size-complex="16pt"/>
    </style:style>
    <style:style style:name="P3" style:family="paragraph" style:parent-style-name="Standard" style:list-style-name="L1">
      <style:paragraph-properties fo:margin-left="0cm" fo:margin-right="0cm" fo:line-height="0.882cm" fo:text-indent="0cm" style:auto-text-indent="false">
        <style:tab-stops/>
      </style:paragraph-properties>
      <style:text-properties style:font-name="標楷體" fo:font-size="14pt" style:font-name-asian="標楷體" style:font-size-asian="14pt" style:font-size-complex="14pt"/>
    </style:style>
    <style:style style:name="P4" style:family="paragraph" style:parent-style-name="Standard" style:list-style-name="L1">
      <style:paragraph-properties fo:margin-left="0cm" fo:margin-right="0cm" fo:line-height="0.882cm" fo:text-indent="0cm" style:auto-text-indent="false">
        <style:tab-stops/>
      </style:paragraph-properties>
      <style:text-properties style:font-name="標楷體" fo:font-size="14pt" style:font-name-asian="標楷體" style:font-size-asian="14pt" style:font-size-complex="14pt"/>
    </style:style>
    <style:style style:name="P5"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7"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8"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9"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0"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1"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2"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3"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4" style:family="paragraph" style:parent-style-name="Standard"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5" style:family="paragraph" style:parent-style-name="Standard" style:list-style-name="L1">
      <style:paragraph-properties fo:margin-left="0cm" fo:margin-right="0cm" fo:line-height="0.882cm" fo:orphans="0" fo:widows="0" fo:text-indent="0cm" style:auto-text-indent="false" style:writing-mode="lr-tb">
        <style:tab-stops/>
      </style:paragraph-properties>
    </style:style>
    <style:style style:name="P26" style:family="paragraph" style:parent-style-name="Standard" style:list-style-name="L1">
      <style:paragraph-properties fo:margin-left="0.988cm" fo:margin-right="0cm" fo:line-height="0.882cm" fo:text-indent="-0.988cm" style:auto-text-indent="false"/>
      <style:text-properties style:font-name="標楷體" fo:font-size="14pt" style:font-name-asian="標楷體" style:font-size-asian="14pt" style:font-size-complex="14pt"/>
    </style:style>
    <style:style style:name="P27" style:family="paragraph" style:parent-style-name="Text_20_body" style:list-style-name="L1">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8" style:family="paragraph" style:parent-style-name="Text_20_body" style:list-style-name="L1">
      <style:paragraph-properties fo:margin-left="0cm" fo:margin-right="0cm" fo:line-height="0.882cm" fo:orphans="0" fo:widows="0" fo:text-indent="0cm" style:auto-text-indent="false" style:writing-mode="lr-tb">
        <style:tab-stops/>
      </style:paragraph-properties>
    </style:style>
    <style:style style:name="T1" style:family="text">
      <style:text-properties style:font-name="標楷體"/>
    </style:style>
    <style:style style:name="T2" style:family="text">
      <style:text-properties style:font-name="標楷體" fo:font-size="14pt" style:font-name-asian="標楷體" style:font-size-asian="14pt" style:font-size-complex="14pt"/>
    </style:style>
    <style:style style:name="T3" style:family="text">
      <style:text-properties style:language-asian="zh" style:country-asian="TW"/>
    </style:style>
    <style:style style:name="T4" style:family="text">
      <style:text-properties fo:font-size="14pt"/>
    </style:style>
    <style:style style:name="T5" style:family="text">
      <style:text-properties fo:font-size="14pt" fo:language="en" fo:country="US"/>
    </style:style>
    <style:style style:name="T6" style:family="text">
      <style:text-properties style:font-size-asian="14pt"/>
    </style:style>
    <style:style style:name="T7" style:family="text">
      <style:text-properties style:font-size-asian="14pt" style:language-asian="en" style:country-asian="US"/>
    </style:style>
    <style:style style:name="T8" style:family="text">
      <style:text-properties style:use-window-font-color="true"/>
    </style:style>
    <style:style style:name="T9" style:family="text">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T10" style:family="text">
      <style:text-properties style:use-window-font-color="true" style:font-name="標楷體" fo:font-size="14pt" fo:language="en" fo:country="US" style:letter-kerning="true" style:font-name-asian="標楷體" style:language-asian="zh" style:country-asian="TW" style:font-name-complex="Times New Roman" style:font-size-complex="14pt" style:language-complex="ar" style:country-complex="SA"/>
    </style:style>
    <style:style style:name="T11" style:family="text">
      <style:text-properties fo:font-variant="normal" fo:text-transform="none"/>
    </style:style>
    <style:style style:name="T12" style:family="text">
      <style:text-properties fo:language="en" fo:country="US"/>
    </style:style>
    <style:style style:name="T13" style:family="text">
      <style:text-properties style:letter-kerning="true"/>
    </style:style>
    <style:style style:name="T14" style:family="text">
      <style:text-properties style:font-name-asian="標楷體"/>
    </style:style>
    <style:style style:name="T15" style:family="text">
      <style:text-properties style:font-name-complex="Times New Roman"/>
    </style:style>
    <style:style style:name="T16" style:family="text">
      <style:text-properties style:font-size-complex="14pt"/>
    </style:style>
    <style:style style:name="T17" style:family="text">
      <style:text-properties style:language-complex="ar" style:country-complex="SA"/>
    </style:style>
    <text:list-style style:name="L1">
      <text:list-level-style-number text:level="1" text:style-name="Numbering_20_Symbols" style:num-suffix="、" style:num-format="一, 二, 三, ...">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117" number:title="年度">
      <number:year number:calendar="ROC"/>
      <number:text>年度</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date style:data-style-name="N117" text:date-value="2007-11-29T08:50:48.61" text:fixed="true">96年度</text:date>資訊稽核作業工作報告</text:p>
      <text:list text:style-name="L1">
        <text:list-item>
          <text:p text:style-name="P3"><text:span text:style-name="T2">上年度</text:span>土地總歸戶資料查詢，按月辦理抽核，尚未發現有不法情事，稽核成效良好，亦達遏阻不法之功效。<text:line-break/><text:span text:style-name="T2">建議改進事項：土地歸戶資料查詢非管制情形者，請研究勿產出清冊，以減少非必要查核。<text:line-break/>建議改進事項辦理情形：程式已修正，可分別以IDN(BAN)或稅籍編號列印查詢資料。</text:span></text:p>
        </text:list-item>
        <text:list-item>
          <text:p text:style-name="P3"><text:span text:style-name="T2">本年度土地總歸戶資料查詢，按月辦理抽核，尚未發現有不法情事，稽核成效良好，亦達遏阻不法之功效。<text:line-break/>本年度無建議改進事項。</text:span></text:p>
        </text:list-item>
        <text:list-item>
          <text:p text:style-name="P5"><text:span text:style-name="T9">上年度專案稽核「就依使用牌照稅法第七條第一項第八款規定申請免徵牌照稅之車輛，在其車主或身心障礙者死亡後，有否依規定回復課稅及補稅。」</text:span><text:span text:style-name="T10"><text:line-break/></text:span><text:span text:style-name="T9">稽核結果：由稽核人員連審核員拱照與王股長其文稽核，經查業務單位均依規定辦理，未發現有異常情形。</text:span></text:p>
        </text:list-item>
        <text:list-item>
          <text:p text:style-name="P5">本年度專案稽核「各稅稅額異動金額超過5000元以上之案件。 」<text:line-break/>稽核結果：</text:p>
          <text:list>
            <text:list-item>
              <text:p text:style-name="P27">土地增值稅、使用牌照稅、房屋稅、娛樂稅、印花稅及契稅等抽查案件均依規定辦理。</text:p>
            </text:list-item>
            <text:list-item>
              <text:p text:style-name="P28"><text:span text:style-name="T6">地價稅序號</text:span><text:span text:style-name="T5">22</text:span><text:span text:style-name="T7">至</text:span><text:span text:style-name="T5">28</text:span><text:span text:style-name="T7">及序號</text:span><text:span text:style-name="T5">38</text:span><text:span text:style-name="T7">至</text:span><text:span text:style-name="T5">40</text:span><text:span text:style-name="T7">等</text:span><text:span text:style-name="T5">10</text:span><text:span text:style-name="T7">案，未依規定辦理陳核。</text:span></text:p>
            </text:list-item>
          </text:list>
        </text:list-item>
      </text:list>
      <text:p text:style-name="P1">建議改進事項 ：</text:p>
      <text:list text:style-name="L1">
        <text:list-item text:start-value="1">
          <text:list>
            <text:list-item text:start-value="1">
              <text:p text:style-name="P5">土地增值稅序號2抽查案件，依規定於95年3月3日逕行註銷且電腦檔亦更檔，惟新平台轉檔異常，應予補異動，建議資訊管理課挑出異常檔列表，供業務單位進行資料校正，以維護稅務檔案之正確性。</text:p>
            </text:list-item>
            <text:list-item>
              <text:p text:style-name="P5">土地增值稅序號24至27等4案，其異動原因為稅額查定資料誤登，建議應於資料登錄加強檢查以降低資料誤登率。</text:p>
            </text:list-item>
            <text:list-item>
              <text:p text:style-name="P5">地價稅序號22至28等7案，未依規定辦理陳核，請承辦人員依規定辦理陳核。</text:p>
            </text:list-item>
            <text:list-item>
              <text:p text:style-name="P5"><text:span text:style-name="T11"><text:s/></text:span>地價稅序號38至40等3案，為法務股異動欠稅註記及系統執行股執行法院執行回饋檔批次回寫徵銷檔，請依規定辦理陳核。</text:p>
            </text:list-item>
          </text:list>
        </text:list-item>
      </text:list>
      <text:p text:style-name="P1">建議改進事項辦理情形：</text:p>
      <text:list text:style-name="L1">
        <text:list-item text:start-value="1">
          <text:list>
            <text:list-item text:start-value="1">
              <text:p text:style-name="P25"><text:span text:style-name="T9">由稅管課稽核股追蹤列管後均已陸續改善，並解除列管。</text:span></text:p>
            </text:list-item>
          </text:list>
        </text:list-item>
        <text:list-item>
          <text:p text:style-name="P26">上年度內部定期稽核建議改進事項: </text:p>
          <text:list>
            <text:list-item>
              <text:p text:style-name="P5">建議増列檢警及防災單位聯絡資料以備隨時連繫</text:p>
            </text:list-item>
            <text:list-item>
              <text:p text:style-name="P5">建議對本年度新增或變更之資產，重新評鑑及辦理風險管理。</text:p>
            </text:list-item>
            <text:list-item>
              <text:p text:style-name="P5">建議每年定期辦理資訊安全政策審查。</text:p>
            </text:list-item>
            <text:list-item>
              <text:p text:style-name="P5">建議每年定期檢查與測試復原程序。</text:p>
            </text:list-item>
            <text:list-item>
              <text:p text:style-name="P5">建議網路安全漏洞檢測應再加強辦理。</text:p>
            </text:list-item>
            <text:list-item>
              <text:p text:style-name="P5">本年度災害回復演練作業應於年底前辦理。</text:p>
            </text:list-item>
            <text:list-item>
              <text:p text:style-name="P5">本處組織編制無資訊職系，不利於資訊業務推展，建議研議聘用資訊工程相關科系人員以滿足相關工作需求<text:span text:style-name="T9">。</text:span></text:p>
            </text:list-item>
            <text:list-item>
              <text:p text:style-name="P5">財稅網路及戶政查調作業，建議財產稅課牌照稅股及消費稅股指派專人管理。</text:p>
            </text:list-item>
            <text:list-item>
              <text:p text:style-name="P5">財稅網路查詢申請單與網路線上作業紀錄表建議財產稅課房屋稅股依規定年限彙整保存。</text:p>
            </text:list-item>
            <text:list-item>
              <text:p text:style-name="P5">網頁資料中：1.機關首頁對外連結各區塊版面應美化；2.最新消息-榮譽榜屬94年度時效已過應刪除；3.機關簡介中區域配置圖-出納股及玉里分處組織架構圖有誤;4.公開資訊-為民服務不定期考核項目請加註實施年度，建議稅務管理課更正以保持最新資料。</text:p>
            </text:list-item>
            <text:list-item>
              <text:p text:style-name="P5">網頁資料中公開資訊-法規命令：「花蓮縣促進民間參與重大公共建設減免地價稅、房屋稅及契稅自治條例」，未加註訂定日期或實施日期，建議土地稅課及財產稅課加註實施日期，俾讓民眾瞭解參考。</text:p>
            </text:list-item>
            <text:list-item>
              <text:p text:style-name="P5">網頁資料中公開資訊：1.法規命令中「花蓮縣娛樂稅徵收率標準表」2.合議制機關會議紀錄:「花蓮縣各類房屋耐用年數及折舊標準表」及「花蓮縣房屋標準單價表」，未加註訂定日期或實施日期，建議財產稅課加註實施日期，俾讓民眾瞭解參考。</text:p>
            </text:list-item>
            <text:list-item>
              <text:p text:style-name="P5">網頁資料中招標徵才-徵才資訊及招標資訊未能充分利用，建議人事室及行政室善加利用徵才資訊及招標資訊。</text:p>
            </text:list-item>
          </text:list>
        </text:list-item>
      </text:list>
      <text:p text:style-name="P1">建議改進事項辦理情形：</text:p>
      <text:list text:style-name="L1">
        <text:list-item text:start-value="1">
          <text:list>
            <text:list-item text:start-value="1">
              <text:p text:style-name="P5">由稅管課稽核股追蹤列管後均已陸續改善，並解除列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標楷體" svg:font-family="標楷體" style:font-family-generic="script"/>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標楷體1" svg:font-family="標楷體"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0pt" style:language-complex="ar" style:country-complex="SA"/>
    </style:style>
    <style:style style:name="Text_20_body" style:display-name="Text body" style:family="paragraph" style:parent-style-name="Standard" style:class="text">
      <style:paragraph-properties fo:line-height="0.917cm"/>
      <style:text-properties style:font-name="標楷體" fo:font-size="16pt" style:font-name-asian="標楷體" style:font-size-asian="16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4pt" style:font-name-asian="標楷體1" style:font-size-asian="14pt" style:font-size-complex="14pt"/>
    </style:style>
    <style:style style:name="WW8Num1z0" style:family="text">
      <style:text-properties fo:language="en" fo:country="U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space-before="0.212cm" text:min-label-width="1.27cm"/>
      </text:list-level-style-number>
      <text:list-level-style-number text:level="2" style:num-suffix="、" style:num-format="1">
        <style:list-level-properties text:space-before="0.846cm" text:min-label-width="2.514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1.03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1.03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561cm" fo:margin-bottom="1.388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八十九年度稽訊稽核作業工作報告</dc:title>
    <meta:initial-creator>TTB</meta:initial-creator>
    <meta:creation-date>2006-10-20T15:42:00</meta:creation-date>
    <dc:date>2007-12-03T10:30:29</dc:date>
    <meta:print-date>2007-11-29T10:25:52</meta:print-date>
    <dc:language>en-US</dc:language>
    <meta:editing-cycles>16</meta:editing-cycles>
    <meta:editing-duration>PT4H40M20S</meta:editing-duration>
    <meta:user-defined meta:name="Info 1"/>
    <meta:user-defined meta:name="Info 2"/>
    <meta:user-defined meta:name="Info 3"/>
    <meta:user-defined meta:name="Info 4"/>
    <meta:document-statistic meta:table-count="0" meta:image-count="0" meta:object-count="0" meta:page-count="2" meta:paragraph-count="30" meta:word-count="726" meta:character-count="1360"/>
  </office:meta>
</office:document-meta>
</file>